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mu', Masters of the Universe.</text:p>
      <text:p text:style-name="Standard">Great civilization, runs instant-transport network; Keeps everyone in line.</text:p>
      <text:p text:style-name="Standard">Fabled/great homeworld: </text:p>
      <text:p text:style-name="Standard"/>
      <text:p text:style-name="Standard">On October 2<text:span text:style-name="T1">nd</text:span>, 2142, Man took another small step, and Humanity another great leap After years of planning, trillions of dollars spent, billions of man hours, a colony was set to be established on Mars. Hundreds of robotic drones had already laid the groundwork for the colony, and the main habitation module was being dropped into place, accompanied by a lander with the first humans to set foot on martian soil.</text:p>
      <text:p text:style-name="Standard">Less than a week later, this would seem inconsequential. First Contact was made on Oct. 7<text:span text:style-name="T1">th</text:span>, as the diplomatic arm of the great Mu empire announced it's approach by the sudden appearance of a gate in earth orbit. Tightbeam radio communication was made with the major powers; Diplomatic shuttles landed and talks began. Within two years, every major city had it's own gate, and interstellar trade was in full swing. Within five years, the rich had gates in their homes, and within a generation no-one could remember life before the Mu. The Mars colony grew into a successful business park, but humanity's dreams of exploring the stars were forgotten in the instantaneous travel anywhere that the gates provided. </text:p>
      <text:p text:style-name="Standard">The arrangement was simple: The Mu supplied, maintained, and intermediated the gate system. In return, they asked loyalty, and some small sum for cate connection fees. Government was handled by a house of commons, run by the gate-connected races, and a house of lords, representing the Mu. The rulings of the Mu were so uncommon and so just that none thought to ever question. The only military allowed through the gates were Mu Peacekeepers, and they were used swift and just. </text:p>
      <text:p text:style-name="Standard">For nearly 6000 years, the Mu reigned over an era of peace and prosperity. Their homeworld was unknown, but their seat of government</text:p>
      <text:p text:style-name="Standard"/>
      <text:p text:style-name="Standard">On October 2<text:span text:style-name="T1">nd</text:span>, 2142, Man took another small step, and Humanity another great leap After years of planning, trillions of dollars spent, billions of man hours, a colony was set to be established on Mars. Hundreds of robotic drones had already laid the groundwork for the colony, and the main habitation module was being dropped into place, accompanied by a lander with the first humans to set foot on martian soil.</text:p>
      <text:p text:style-name="Standard">Less than a week later, all this would lay in Ruin. As the lander descended, a large and unknown electromagnetic disturbance was detected in Mars orbit. Shortly thereafter, the source of the disturbance was revealed: A ship, nearly massing as much as Phobos, had appeared; It quickly leveled the martian colony, and began to accelerate towards earth. It would intercept earth orbit in a mere 30 days, far too much acceleration for any human to survive.</text:p>
      <text:p text:style-name="Standard">ICBMs, hasitly reengineered to fire outwards instead of in, were swatted down like flies by the ship's defensive systems. Kinetic weapons, metallic rocks fired by the orbital railgun that was used to fire many of the Mars mission's bulk supplies, were simply vaporized before they came close, their particles spread far and wide around the incoming ship. Even a comet whose orbit brought it too close to the ship's trajectory was quickly reduced to all the more space dust.</text:p>
      <text:p text:style-name="Standard">The ship orbited the earth for two weeks without any further gestures. Then, after so much foreboding silence, tightbeam transmissions were sent to US, Russian, and Chinese intelligence facilities. They used all the proper protocols to be routed directly to the heads of state. They announced the immediate dissolution of all terran governments and their fold into the Mu Empire. All citizens were to immediately swear fealty to Emperor Haikon Septimus, The Reign of the Mu had begun. </text:p>
      <text:p text:style-name="Standard">Mu presence was lax, but stifling. No further off-world exploration was allow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omas Hahn</meta:initial-creator>
    <meta:creation-date>2010-02-04T10:09:00</meta:creation-date>
    <dc:date>2010-02-24T11:08:24</dc:date>
    <dc:creator>Thomas Hahn</dc:creator>
    <meta:editing-duration>PT32H51M56S</meta:editing-duration>
    <meta:editing-cycles>36</meta:editing-cycles>
    <meta:generator>OpenOffice.org/3.1$Unix OpenOffice.org_project/310m19$Build-9420</meta:generator>
    <meta:document-statistic meta:table-count="0" meta:image-count="0" meta:object-count="0" meta:page-count="1" meta:paragraph-count="12" meta:word-count="626" meta:character-count="3771"/>
  </office:meta>
</office:document-meta>
</file>